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88a71" officeooo:paragraph-rsid="00088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login 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20:52:34.593000000</dc:date>
    <meta:editing-duration>PT47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Neat_Office/6.2.8.2$Windows_x86 LibreOffice_project/</meta:generator>
  </office:meta>
</office:document-meta>
</file>